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3.8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122.2pt"/>
    </style:style>
    <style:style style:name="co4" style:family="table-column">
      <style:table-column-properties fo:break-before="auto" style:column-width="109.84pt"/>
    </style:style>
    <style:style style:name="co5" style:family="table-column">
      <style:table-column-properties fo:break-before="auto" style:column-width="131.44pt"/>
    </style:style>
    <style:style style:name="co6" style:family="table-column">
      <style:table-column-properties fo:break-before="auto" style:column-width="92.1pt"/>
    </style:style>
    <style:style style:name="co7" style:family="table-column">
      <style:table-column-properties fo:break-before="auto" style:column-width="104.4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IBk (copy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ediaEModaCompleto_A</text:p>
          </table:table-cell>
          <table:table-cell office:value-type="string" calcext:value-type="string">
            <text:p>MediaEModaCompleto</text:p>
          </table:table-cell>
          <table:table-cell office:value-type="string" calcext:value-type="string">
            <text:p>MediaEModaMesmaClasse_A</text:p>
          </table:table-cell>
          <table:table-cell office:value-type="string" calcext:value-type="string">
            <text:p>MediaEModaMesmaClasse</text:p>
          </table:table-cell>
          <table:table-cell office:value-type="string" calcext:value-type="string">
            <text:p>kNNCompleto_A</text:p>
          </table:table-cell>
          <table:table-cell office:value-type="string" calcext:value-type="string">
            <text:p>kNNCompleto</text:p>
          </table:table-cell>
          <table:table-cell office:value-type="string" calcext:value-type="string">
            <text:p>kNNMesmaClasse_A</text:p>
          </table:table-cell>
          <table:table-cell office:value-type="string" calcext:value-type="string">
            <text:p>kNNMesmaClasse</text:p>
          </table:table-cell>
        </table:table-row>
        <table:table-row table:style-name="ro1">
          <table:table-cell office:value-type="string" calcext:value-type="string">
            <text:p>2Year</text:p>
          </table:table-cell>
          <table:table-cell table:number-columns-repeated="5" office:value-type="float" office:value="93.0658348549401" calcext:value-type="float">
            <text:p>93.0658348549401</text:p>
          </table:table-cell>
          <table:table-cell office:value-type="float" office:value="97.1698113207547" calcext:value-type="float">
            <text:p>97.1698113207547</text:p>
          </table:table-cell>
          <table:table-cell office:value-type="float" office:value="96.9929245283019" calcext:value-type="float">
            <text:p>96.9929245283019</text:p>
          </table:table-cell>
          <table:table-cell office:value-type="float" office:value="97.4056603773585" calcext:value-type="float">
            <text:p>97.4056603773585</text:p>
          </table:table-cell>
          <table:table-cell office:value-type="float" office:value="97.4744496855346" calcext:value-type="float">
            <text:p>97.4744496855346</text:p>
          </table:table-cell>
        </table:table-row>
        <table:table-row table:style-name="ro1">
          <table:table-cell office:value-type="string" calcext:value-type="string">
            <text:p>3Year</text:p>
          </table:table-cell>
          <table:table-cell table:number-columns-repeated="5" office:value-type="float" office:value="92.252733213768" calcext:value-type="float">
            <text:p>92.252733213768</text:p>
          </table:table-cell>
          <table:table-cell office:value-type="float" office:value="96.2558962264151" calcext:value-type="float">
            <text:p>96.2558962264151</text:p>
          </table:table-cell>
          <table:table-cell office:value-type="float" office:value="96.5507075471698" calcext:value-type="float">
            <text:p>96.5507075471698</text:p>
          </table:table-cell>
          <table:table-cell office:value-type="float" office:value="97.0715408805031" calcext:value-type="float">
            <text:p>97.0715408805031</text:p>
          </table:table-cell>
          <table:table-cell office:value-type="float" office:value="97.1206761006289" calcext:value-type="float">
            <text:p>97.1206761006289</text:p>
          </table:table-cell>
        </table:table-row>
        <table:table-row table:style-name="ro1">
          <table:table-cell office:value-type="string" calcext:value-type="string">
            <text:p>4Year</text:p>
          </table:table-cell>
          <table:table-cell table:number-columns-repeated="5" office:value-type="float" office:value="91.6145899219903" calcext:value-type="float">
            <text:p>91.6145899219903</text:p>
          </table:table-cell>
          <table:table-cell office:value-type="float" office:value="96.3443396226415" calcext:value-type="float">
            <text:p>96.3443396226415</text:p>
          </table:table-cell>
          <table:table-cell office:value-type="float" office:value="96.3836477987421" calcext:value-type="float">
            <text:p>96.3836477987421</text:p>
          </table:table-cell>
          <table:table-cell office:value-type="float" office:value="96.9241352201258" calcext:value-type="float">
            <text:p>96.9241352201258</text:p>
          </table:table-cell>
          <table:table-cell office:value-type="float" office:value="96.7374213836478" calcext:value-type="float">
            <text:p>96.7374213836478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80.6346234621877" calcext:value-type="float">
            <text:p>80.6346234621877</text:p>
          </table:table-cell>
          <table:table-cell table:number-columns-repeated="2" office:value-type="float" office:value="80.6618331964041" calcext:value-type="float">
            <text:p>80.6618331964041</text:p>
          </table:table-cell>
          <table:table-cell table:number-columns-repeated="2" office:value-type="float" office:value="80.8919271624474" calcext:value-type="float">
            <text:p>80.8919271624474</text:p>
          </table:table-cell>
          <table:table-cell office:value-type="float" office:value="96.2657232704402" calcext:value-type="float">
            <text:p>96.2657232704402</text:p>
          </table:table-cell>
          <table:table-cell office:value-type="float" office:value="96.3345125786163" calcext:value-type="float">
            <text:p>96.3345125786163</text:p>
          </table:table-cell>
          <table:table-cell office:value-type="float" office:value="96.560534591195" calcext:value-type="float">
            <text:p>96.560534591195</text:p>
          </table:table-cell>
          <table:table-cell office:value-type="float" office:value="96.6096698113207" calcext:value-type="float">
            <text:p>96.6096698113207</text:p>
          </table:table-cell>
        </table:table-row>
        <table:table-row table:style-name="ro1">
          <table:table-cell office:value-type="string" calcext:value-type="string">
            <text:p>AdultAutism</text:p>
          </table:table-cell>
          <table:table-cell office:value-type="float" office:value="94.3870967741936" calcext:value-type="float">
            <text:p>94.3870967741936</text:p>
          </table:table-cell>
          <table:table-cell table:number-columns-repeated="4" office:value-type="float" office:value="94.0755131964809" calcext:value-type="float">
            <text:p>94.0755131964809</text:p>
          </table:table-cell>
          <table:table-cell office:value-type="float" office:value="96.5113993710692" calcext:value-type="float">
            <text:p>96.5113993710692</text:p>
          </table:table-cell>
          <table:table-cell office:value-type="float" office:value="96.5703616352201" calcext:value-type="float">
            <text:p>96.5703616352201</text:p>
          </table:table-cell>
          <table:table-cell office:value-type="float" office:value="97.0911949685535" calcext:value-type="float">
            <text:p>97.0911949685535</text:p>
          </table:table-cell>
          <table:table-cell office:value-type="float" office:value="96.9437893081761" calcext:value-type="float">
            <text:p>96.9437893081761</text:p>
          </table:table-cell>
        </table:table-row>
        <table:table-row table:style-name="ro1">
          <table:table-cell office:value-type="string" calcext:value-type="string">
            <text:p>BreastCancer</text:p>
          </table:table-cell>
          <table:table-cell office:value-type="float" office:value="69.9695340501792" calcext:value-type="float">
            <text:p>69.9695340501792</text:p>
          </table:table-cell>
          <table:table-cell table:number-columns-repeated="4" office:value-type="float" office:value="70.1039426523297" calcext:value-type="float">
            <text:p>70.1039426523297</text:p>
          </table:table-cell>
          <table:table-cell office:value-type="float" office:value="96.4917452830189" calcext:value-type="float">
            <text:p>96.4917452830189</text:p>
          </table:table-cell>
          <table:table-cell office:value-type="float" office:value="96.3345125786164" calcext:value-type="float">
            <text:p>96.3345125786164</text:p>
          </table:table-cell>
          <table:table-cell office:value-type="float" office:value="96.9143081761006" calcext:value-type="float">
            <text:p>96.9143081761006</text:p>
          </table:table-cell>
          <table:table-cell office:value-type="float" office:value="96.688286163522" calcext:value-type="float">
            <text:p>96.688286163522</text:p>
          </table:table-cell>
        </table:table-row>
        <table:table-row table:style-name="ro1">
          <table:table-cell office:value-type="string" calcext:value-type="string">
            <text:p>BreastCancerW</text:p>
          </table:table-cell>
          <table:table-cell office:value-type="float" office:value="92.3824884792627" calcext:value-type="float">
            <text:p>92.3824884792627</text:p>
          </table:table-cell>
          <table:table-cell table:number-columns-repeated="2" office:value-type="float" office:value="92.4562211981567" calcext:value-type="float">
            <text:p>92.4562211981567</text:p>
          </table:table-cell>
          <table:table-cell table:number-columns-repeated="2" office:value-type="float" office:value="92.5668202764977" calcext:value-type="float">
            <text:p>92.5668202764977</text:p>
          </table:table-cell>
          <table:table-cell office:value-type="float" office:value="96.7865566037736" calcext:value-type="float">
            <text:p>96.7865566037736</text:p>
          </table:table-cell>
          <table:table-cell office:value-type="float" office:value="96.6686320754717" calcext:value-type="float">
            <text:p>96.6686320754717</text:p>
          </table:table-cell>
          <table:table-cell office:value-type="float" office:value="97.4941037735849" calcext:value-type="float">
            <text:p>97.4941037735849</text:p>
          </table:table-cell>
          <table:table-cell office:value-type="float" office:value="96.875" calcext:value-type="float">
            <text:p>96.875</text:p>
          </table:table-cell>
        </table:table-row>
        <table:table-row table:style-name="ro1">
          <table:table-cell office:value-type="string" calcext:value-type="string">
            <text:p>CollegesUSNews</text:p>
          </table:table-cell>
          <table:table-cell office:value-type="float" office:value="66.4680387888383" calcext:value-type="float">
            <text:p>66.4680387888383</text:p>
          </table:table-cell>
          <table:table-cell office:value-type="float" office:value="69.4959430041559" calcext:value-type="float">
            <text:p>69.4959430041559</text:p>
          </table:table-cell>
          <table:table-cell office:value-type="float" office:value="69.5948941223036" calcext:value-type="float">
            <text:p>69.5948941223036</text:p>
          </table:table-cell>
          <table:table-cell office:value-type="float" office:value="78.0849000593707" calcext:value-type="float">
            <text:p>78.0849000593707</text:p>
          </table:table-cell>
          <table:table-cell office:value-type="float" office:value="76.8776964179695" calcext:value-type="float">
            <text:p>76.8776964179695</text:p>
          </table:table-cell>
          <table:table-cell office:value-type="float" office:value="96.3934748427673" calcext:value-type="float">
            <text:p>96.3934748427673</text:p>
          </table:table-cell>
          <table:table-cell office:value-type="float" office:value="96.688286163522" calcext:value-type="float">
            <text:p>96.688286163522</text:p>
          </table:table-cell>
          <table:table-cell office:value-type="float" office:value="96.8651729559749" calcext:value-type="float">
            <text:p>96.8651729559749</text:p>
          </table:table-cell>
          <table:table-cell office:value-type="float" office:value="96.7177672955975" calcext:value-type="float">
            <text:p>96.7177672955975</text:p>
          </table:table-cell>
        </table:table-row>
        <table:table-row table:style-name="ro1">
          <table:table-cell office:value-type="string" calcext:value-type="string">
            <text:p>CongretionalVoting</text:p>
          </table:table-cell>
          <table:table-cell office:value-type="float" office:value="87.2178159218704" calcext:value-type="float">
            <text:p>87.2178159218704</text:p>
          </table:table-cell>
          <table:table-cell table:number-columns-repeated="2" office:value-type="float" office:value="87.0106540396567" calcext:value-type="float">
            <text:p>87.0106540396567</text:p>
          </table:table-cell>
          <table:table-cell table:number-columns-repeated="2" office:value-type="float" office:value="88.105652559929" calcext:value-type="float">
            <text:p>88.105652559929</text:p>
          </table:table-cell>
          <table:table-cell office:value-type="float" office:value="96.1674528301887" calcext:value-type="float">
            <text:p>96.1674528301887</text:p>
          </table:table-cell>
          <table:table-cell office:value-type="float" office:value="96.2165880503144" calcext:value-type="float">
            <text:p>96.2165880503144</text:p>
          </table:table-cell>
          <table:table-cell office:value-type="float" office:value="96.9339622641509" calcext:value-type="float">
            <text:p>96.9339622641509</text:p>
          </table:table-cell>
          <table:table-cell office:value-type="float" office:value="97.2386006289308" calcext:value-type="float">
            <text:p>97.2386006289308</text:p>
          </table:table-cell>
        </table:table-row>
        <table:table-row table:style-name="ro1">
          <table:table-cell office:value-type="string" calcext:value-type="string">
            <text:p>CreditApproval</text:p>
          </table:table-cell>
          <table:table-cell office:value-type="float" office:value="83.6794704456461" calcext:value-type="float">
            <text:p>83.6794704456461</text:p>
          </table:table-cell>
          <table:table-cell table:number-columns-repeated="4" office:value-type="float" office:value="83.6421778855118" calcext:value-type="float">
            <text:p>83.6421778855118</text:p>
          </table:table-cell>
          <table:table-cell office:value-type="float" office:value="96.5507075471698" calcext:value-type="float">
            <text:p>96.5507075471698</text:p>
          </table:table-cell>
          <table:table-cell office:value-type="float" office:value="96.8455188679245" calcext:value-type="float">
            <text:p>96.8455188679245</text:p>
          </table:table-cell>
          <table:table-cell office:value-type="float" office:value="97.1698113207547" calcext:value-type="float">
            <text:p>97.1698113207547</text:p>
          </table:table-cell>
          <table:table-cell office:value-type="float" office:value="97.0224056603774" calcext:value-type="float">
            <text:p>97.0224056603774</text:p>
          </table:table-cell>
        </table:table-row>
        <table:table-row table:style-name="ro1">
          <table:table-cell office:value-type="string" calcext:value-type="string">
            <text:p>Hip</text:p>
          </table:table-cell>
          <table:table-cell office:value-type="float" office:value="70.3087557603687" calcext:value-type="float">
            <text:p>70.3087557603687</text:p>
          </table:table-cell>
          <table:table-cell table:number-columns-repeated="2" office:value-type="float" office:value="73.9953917050691" calcext:value-type="float">
            <text:p>73.9953917050691</text:p>
          </table:table-cell>
          <table:table-cell table:number-columns-repeated="2" office:value-type="float" office:value="87.8202764976959" calcext:value-type="float">
            <text:p>87.8202764976959</text:p>
          </table:table-cell>
          <table:table-cell office:value-type="float" office:value="96.5507075471698" calcext:value-type="float">
            <text:p>96.5507075471698</text:p>
          </table:table-cell>
          <table:table-cell office:value-type="float" office:value="96.501572327044" calcext:value-type="float">
            <text:p>96.501572327044</text:p>
          </table:table-cell>
          <table:table-cell office:value-type="float" office:value="96.9830974842768" calcext:value-type="float">
            <text:p>96.9830974842768</text:p>
          </table:table-cell>
          <table:table-cell office:value-type="float" office:value="96.8848270440252" calcext:value-type="float">
            <text:p>96.8848270440252</text:p>
          </table:table-cell>
        </table:table-row>
        <table:table-row table:style-name="ro1">
          <table:table-cell office:value-type="string" calcext:value-type="string">
            <text:p>JungleChessRatPanther</text:p>
          </table:table-cell>
          <table:table-cell office:value-type="float" office:value="92.4329602808865" calcext:value-type="float">
            <text:p>92.4329602808865</text:p>
          </table:table-cell>
          <table:table-cell office:value-type="float" office:value="92.5887645380733" calcext:value-type="float">
            <text:p>92.5887645380733</text:p>
          </table:table-cell>
          <table:table-cell office:value-type="float" office:value="92.5931533903884" calcext:value-type="float">
            <text:p>92.5931533903884</text:p>
          </table:table-cell>
          <table:table-cell office:value-type="float" office:value="92.689708141321" calcext:value-type="float">
            <text:p>92.689708141321</text:p>
          </table:table-cell>
          <table:table-cell office:value-type="float" office:value="92.6194865042791" calcext:value-type="float">
            <text:p>92.6194865042791</text:p>
          </table:table-cell>
          <table:table-cell office:value-type="float" office:value="96.6293238993711" calcext:value-type="float">
            <text:p>96.6293238993711</text:p>
          </table:table-cell>
          <table:table-cell office:value-type="float" office:value="96.7079402515723" calcext:value-type="float">
            <text:p>96.7079402515723</text:p>
          </table:table-cell>
          <table:table-cell office:value-type="float" office:value="97.1403301886793" calcext:value-type="float">
            <text:p>97.1403301886793</text:p>
          </table:table-cell>
          <table:table-cell office:value-type="float" office:value="96.9143081761006" calcext:value-type="float">
            <text:p>96.9143081761006</text:p>
          </table:table-cell>
        </table:table-row>
        <table:table-row table:style-name="ro1">
          <table:table-cell office:value-type="string" calcext:value-type="string">
            <text:p>MammographicMass</text:p>
          </table:table-cell>
          <table:table-cell office:value-type="float" office:value="77.8531655735511" calcext:value-type="float">
            <text:p>77.8531655735511</text:p>
          </table:table-cell>
          <table:table-cell office:value-type="float" office:value="78.6964261812341" calcext:value-type="float">
            <text:p>78.6964261812341</text:p>
          </table:table-cell>
          <table:table-cell office:value-type="float" office:value="78.6696560032124" calcext:value-type="float">
            <text:p>78.6696560032124</text:p>
          </table:table-cell>
          <table:table-cell table:number-columns-repeated="2" office:value-type="float" office:value="79.8609289251773" calcext:value-type="float">
            <text:p>79.8609289251773</text:p>
          </table:table-cell>
          <table:table-cell office:value-type="float" office:value="96.4622641509434" calcext:value-type="float">
            <text:p>96.4622641509434</text:p>
          </table:table-cell>
          <table:table-cell office:value-type="float" office:value="96.7570754716981" calcext:value-type="float">
            <text:p>96.7570754716981</text:p>
          </table:table-cell>
          <table:table-cell office:value-type="float" office:value="97.1501572327044" calcext:value-type="float">
            <text:p>97.1501572327044</text:p>
          </table:table-cell>
          <table:table-cell office:value-type="float" office:value="97.1698113207547" calcext:value-type="float">
            <text:p>97.1698113207547</text:p>
          </table:table-cell>
        </table:table-row>
        <table:table-row table:style-name="ro1">
          <table:table-cell office:value-type="string" calcext:value-type="string">
            <text:p>Mice</text:p>
          </table:table-cell>
          <table:table-cell office:value-type="float" office:value="95.9820788530466" calcext:value-type="float">
            <text:p>95.9820788530466</text:p>
          </table:table-cell>
          <table:table-cell office:value-type="float" office:value="94.452807646356" calcext:value-type="float">
            <text:p>94.452807646356</text:p>
          </table:table-cell>
          <table:table-cell office:value-type="float" office:value="94.8112305854241" calcext:value-type="float">
            <text:p>94.8112305854241</text:p>
          </table:table-cell>
          <table:table-cell office:value-type="float" office:value="93.9868578255675" calcext:value-type="float">
            <text:p>93.9868578255675</text:p>
          </table:table-cell>
          <table:table-cell office:value-type="float" office:value="94.1302270011947" calcext:value-type="float">
            <text:p>94.1302270011947</text:p>
          </table:table-cell>
          <table:table-cell office:value-type="float" office:value="97.061713836478" calcext:value-type="float">
            <text:p>97.061713836478</text:p>
          </table:table-cell>
          <table:table-cell office:value-type="float" office:value="96.8848270440251" calcext:value-type="float">
            <text:p>96.8848270440251</text:p>
          </table:table-cell>
          <table:table-cell office:value-type="float" office:value="97.4253144654088" calcext:value-type="float">
            <text:p>97.4253144654088</text:p>
          </table:table-cell>
          <table:table-cell office:value-type="float" office:value="97.2386006289308" calcext:value-type="float">
            <text:p>97.2386006289308</text:p>
          </table:table-cell>
        </table:table-row>
        <table:table-row table:style-name="ro1">
          <table:table-cell office:value-type="string" calcext:value-type="string">
            <text:p>Mushroom</text:p>
          </table:table-cell>
          <table:table-cell office:value-type="float" office:value="91.9542415145884" calcext:value-type="float">
            <text:p>91.9542415145884</text:p>
          </table:table-cell>
          <table:table-cell table:number-columns-repeated="4" office:value-type="float" office:value="91.7318816410159" calcext:value-type="float">
            <text:p>91.7318816410159</text:p>
          </table:table-cell>
          <table:table-cell office:value-type="float" office:value="96.9929245283019" calcext:value-type="float">
            <text:p>96.9929245283019</text:p>
          </table:table-cell>
          <table:table-cell office:value-type="float" office:value="97.002751572327" calcext:value-type="float">
            <text:p>97.002751572327</text:p>
          </table:table-cell>
          <table:table-cell office:value-type="float" office:value="97.3663522012579" calcext:value-type="float">
            <text:p>97.3663522012579</text:p>
          </table:table-cell>
          <table:table-cell office:value-type="float" office:value="97.3368710691824" calcext:value-type="float">
            <text:p>97.3368710691824</text:p>
          </table:table-cell>
        </table:table-row>
        <table:table-row table:style-name="ro1">
          <table:table-cell/>
          <table:table-cell table:formula="of:=AVERAGE([.B2:.B16])" office:value-type="float" office:value="85.3468951930212" calcext:value-type="float">
            <text:p>85.3468951930212</text:p>
          </table:table-cell>
          <table:table-cell table:formula="of:=AVERAGE([.C2:.C16])" office:value-type="float" office:value="85.7229809916762" calcext:value-type="float">
            <text:p>85.7229809916762</text:p>
          </table:table-cell>
          <table:table-cell table:formula="of:=AVERAGE([.D2:.D16])" office:value-type="float" office:value="85.7519805071101" calcext:value-type="float">
            <text:p>85.7519805071101</text:p>
          </table:table-cell>
          <table:table-cell table:formula="of:=AVERAGE([.E2:.E16])" office:value-type="float" office:value="87.3662496542696" calcext:value-type="float">
            <text:p>87.3662496542696</text:p>
          </table:table-cell>
          <table:table-cell table:formula="of:=AVERAGE([.F2:.F16])" office:value-type="float" office:value="87.2906459140818" calcext:value-type="float">
            <text:p>87.2906459140818</text:p>
          </table:table-cell>
          <table:table-cell table:formula="of:=AVERAGE([.G2:.G16])" office:value-type="float" office:value="96.5756027253669" calcext:value-type="float">
            <text:p>96.5756027253669</text:p>
          </table:table-cell>
          <table:table-cell table:formula="of:=AVERAGE([.H2:.H16])" office:value-type="float" office:value="96.629323899371" calcext:value-type="float">
            <text:p>96.629323899371</text:p>
          </table:table-cell>
          <table:table-cell table:formula="of:=AVERAGE([.I2:.I16])" office:value-type="float" office:value="97.099711740042" calcext:value-type="float">
            <text:p>97.099711740042</text:p>
          </table:table-cell>
          <table:table-cell table:formula="of:=AVERAGE([.J2:.J16])" office:value-type="float" office:value="96.9981656184486" calcext:value-type="float">
            <text:p>96.9981656184486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kNNMesmaClasse_A</text:p>
          </table:table-cell>
          <table:table-cell table:style-name="ce1" office:value-type="float" office:value="97.099711740042" calcext:value-type="float">
            <text:p>97.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NMesmaClasse</text:p>
          </table:table-cell>
          <table:table-cell table:style-name="ce1" office:value-type="float" office:value="96.9981656184486" calcext:value-type="float">
            <text:p>97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NCompleto</text:p>
          </table:table-cell>
          <table:table-cell table:style-name="ce1" office:value-type="float" office:value="96.629323899371" calcext:value-type="float">
            <text:p>96.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NCompleto_A</text:p>
          </table:table-cell>
          <table:table-cell table:style-name="ce1" office:value-type="float" office:value="96.5756027253669" calcext:value-type="float">
            <text:p>96.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EModaMesmaClasse_A</text:p>
          </table:table-cell>
          <table:table-cell table:style-name="ce1" office:value-type="float" office:value="87.3662496542696" calcext:value-type="float">
            <text:p>87.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EModaMesmaClasse</text:p>
          </table:table-cell>
          <table:table-cell table:style-name="ce1" office:value-type="float" office:value="87.2906459140818" calcext:value-type="float">
            <text:p>87.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EModaCompleto</text:p>
          </table:table-cell>
          <table:table-cell table:style-name="ce1" office:value-type="float" office:value="85.7519805071101" calcext:value-type="float">
            <text:p>85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EModaCompleto_A</text:p>
          </table:table-cell>
          <table:table-cell table:style-name="ce1" office:value-type="float" office:value="85.7229809916762" calcext:value-type="float">
            <text:p>85.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inal</text:p>
          </table:table-cell>
          <table:table-cell table:style-name="ce1" office:value-type="float" office:value="85.3468951930212" calcext:value-type="float">
            <text:p>85.35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'IBk (copy)'.A21:'IBk (copy)'.B2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 style:data-style-name="N2" text:time-value="16:57:11.635594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5T17:12:30.664590777</dc:date>
    <meta:editing-duration>PT9M10S</meta:editing-duration>
    <meta:editing-cycles>2</meta:editing-cycles>
    <meta:generator>LibreOffice/6.0.6.2$Linux_X86_64 LibreOffice_project/00m0$Build-2</meta:generator>
    <meta:document-statistic meta:table-count="1" meta:cell-count="187" meta:object-count="0"/>
  </office:meta>
</office:document-meta>
</file>